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_5f_-title">
      <style:graphic-properties fo:min-height="2.6cm" loext:decorative="false"/>
      <style:paragraph-properties style:writing-mode="lr-tb"/>
    </style:style>
    <style:style style:name="pr7" style:family="presentation" style:parent-style-name="DNA_5f_-outline1">
      <style:graphic-properties fo:min-height="9.135cm" loext:decorative="false"/>
      <style:paragraph-properties style:writing-mode="lr-tb"/>
    </style:style>
    <style:style style:name="pr8" style:family="presentation" style:parent-style-name="DNA_5f_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margin-left="0cm" fo:margin-right="0cm" fo:margin-top="0.42cm" fo:margin-bottom="0.35cm" fo:text-align="justify" fo:text-indent="0cm"/>
    </style:style>
    <style:style style:name="P7" style:family="paragraph">
      <style:paragraph-properties fo:text-align="justify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Bilişim ama nasıl ?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pan text:style-name="T1">Bu sunum Bulut Bilişim’e başlamak isteyenler içindir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Bulut için Öğrenilmesi gerekenler neler ?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ulut nedir ? Tarihi nedir ? İlk Bilgisayarlardan bu yana bilgisayar sektörü nasıl gelişmektedir ?</text:p>
              </text:list-item>
              <text:list-item>
                <text:p>Ağ ve İnternet icadı ABD ve diğer ülkeler </text:p>
              </text:list-item>
              <text:list-item>
                <text:p>Sovyet Rusya’nın batan internet projesi</text:p>
              </text:list-item>
              <text:list-item>
                <text:p>Süper Bilgisayarlar ve ekonomideki yeri ve ülkelerin rekabet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için açıklık ve pazar rekabeti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çık Kaynak buluta can verirken neler öğrenebiliriz ?</text:p>
              </text:list-item>
              <text:list-item>
                <text:p>Ölçeklenebilirlik sorunu hakkınd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ulut için programcılık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Go dilinin popülerliği</text:p>
              </text:list-item>
              <text:list-item>
                <text:p>C ve C++ halen devam ediyor</text:p>
              </text:list-item>
              <text:list-item>
                <text:p>Eski dilleri yeniye adapte edebilir miyiz sorus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_5f_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 text:style-name="P4"><text:a xlink:href="https://qbnetworks.xyz/" xlink:type="simple">QB Networks</text:a></text:p>
          </draw:text-box>
        </draw:frame>
        <draw:frame presentation:style-name="pr7" draw:text-style-name="P7" draw:layer="layout" svg:width="22.5cm" svg:height="9.134cm" svg:x="4.805cm" svg:y="3.8cm" presentation:class="outline" presentation:user-transformed="true">
          <draw:text-box>
            <text:list text:style-name="L2">
              <text:list-item>
                <text:p text:style-name="P5">By Mert Gör</text:p>
              </text:list-item>
              <text:list-item>
                <text:p text:style-name="P5"><text:a xlink:href="https://creativecommons.org/licenses/by-sa/4.0/" xlink:type="simple">CC BY-SA 4.0 or later</text:a></text:p>
              </text:list-item>
              <text:list-item>
                <text:p text:style-name="P5"><text:a xlink:href="mailto:mertgor@qbnetworks.xyz" xlink:type="simple">mertgor@qbnetworks.xyz</text:a></text:p>
              </text:list-item>
              <text:list-item>
                <text:p text:style-name="P6"><text:span text:style-name="T2">GPG Key ID : 0xCD9E83BD9F84F0AB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</style:style>
    <style:style style:name="DNA_5f_-outline6" style:display-name="DNA_-outline6" style:family="presentation" style:parent-style-name="DNA_5f_-outline5"/>
    <style:style style:name="DNA_5f_-outline7" style:display-name="DNA_-outline7" style:family="presentation" style:parent-style-name="DNA_5f_-outline6"/>
    <style:style style:name="DNA_5f_-outline8" style:display-name="DNA_-outline8" style:family="presentation" style:parent-style-name="DNA_5f_-outline7"/>
    <style:style style:name="DNA_5f_-outline9" style:display-name="DNA_-outline9" style:family="presentation" style:parent-style-name="DNA_5f_-outline8"/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16" style:family="graphic" style:parent-style-name="Accent_20_3">
      <style:graphic-properties draw:textarea-vertical-align="middle" draw:auto-grow-height="false" fo:min-height="0.104cm" fo:min-width="0cm" loext:decorative="false"/>
    </style:style>
    <style:style style:name="Mgr17" style:family="graphic" style:parent-style-name="Accent_20_1">
      <style:graphic-properties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end" style:writing-mode="lr-tb"/>
      <style:text-properties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presentation:style-name="DNA_5f_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7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18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18"><text:span text:style-name="MT2"><text:page-number>&lt;number&gt;</text:page-number></text:span></text:p>
        </draw:text-box>
      </draw:frame>
      <draw:connector draw:style-name="Mgr15" draw:text-style-name="MP19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15" draw:text-style-name="MP19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15" draw:text-style-name="MP19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15" draw:text-style-name="MP19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15" draw:text-style-name="MP19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15" draw:text-style-name="MP19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15" draw:text-style-name="MP19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15" draw:text-style-name="MP19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15" draw:text-style-name="MP19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15" draw:text-style-name="MP19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15" draw:text-style-name="MP19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15" draw:text-style-name="MP19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15" draw:text-style-name="MP19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15" draw:text-style-name="MP19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15" draw:text-style-name="MP19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15" draw:text-style-name="MP19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15" draw:text-style-name="MP19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15" draw:text-style-name="MP19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15" draw:text-style-name="MP19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15" draw:text-style-name="MP19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15" draw:text-style-name="MP19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15" draw:text-style-name="MP19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15" draw:text-style-name="MP19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15" draw:text-style-name="MP19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15" draw:text-style-name="MP19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15" draw:text-style-name="MP19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15" draw:text-style-name="MP19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6" draw:text-style-name="MP19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9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9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21:58:57.840781253</meta:creation-date>
    <dc:description>This work is licensed under a Creative Commons 0 License.
It makes use of the works of Alexander Wilms.</dc:description>
    <meta:generator>LibreOffice/25.2.3.2$Linux_X86_64 LibreOffice_project/520$Build-2</meta:generator>
    <dc:title>DNA</dc:title>
    <meta:editing-duration>PT7M9S</meta:editing-duration>
    <meta:editing-cycles>16</meta:editing-cycles>
    <dc:date>2025-11-23T17:19:58.850992949</dc:date>
    <meta:document-statistic meta:object-count="215"/>
  </office:meta>
</office:document-meta>
</file>